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ódulos del programa:</text:p>
      <text:p text:style-name="Standard"/>
      <text:p text:style-name="Standard">-MAIN: Módulo principal, llama al menú principal del juego</text:p>
      <text:p text:style-name="Standard"/>
      <text:p text:style-name="Standard">-MenuPrincipal: Permite elegir las opciones principales del juego, crear partida nueva, cargar partida (si tenemos alguna guardada) o editar un mapa.</text:p>
      <text:p text:style-name="Standard"/>
      <text:p text:style-name="Standard">-GestionPartidas: Se encarga de crear una partida nueva (ya sea desde 0 o con datos de una partida guardada) y realiza un bucle para recorrer el mapa de una sala a otra, el cual se rompe si nos quedamos sin vida, si llegamos a la sala FIN o si llegamos a un callejón sin salida. Desde aquí se puede elegir una dificultad, la cual actúa como multiplicador de ciertas variables del juego (probabilidad de encontrar objetos, de generar un monstruo, de ganar o perder contra un monstruo y a la penalización por huir de un monstruo).</text:p>
      <text:p text:style-name="Standard"/>
      <text:p text:style-name="Standard">-GestionSalas: gestiona todo lo que ocurre desde que entramos a una sala hasta que salimos de ella. El recorrido de una sala es el siguiente: Damos la opción de guardar partida o salir antes de entrar, una vez entramos, se generan aleatoriamente los elementos de la sala (ambiente, monstruo, objetos). Si hay monstruo y/o objetos, entramos al menú de la sala, el cual nos permite ver el estado de personaje, el inventario, recoger un objeto <text:s/>o pelear/huir del monstruo (o salir, si no hay monstruo). Después de esto, mostramos las salidas posibles y damos a elegir u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5M25S</meta:editing-duration>
    <meta:editing-cycles>3</meta:editing-cycles>
    <meta:generator>OpenOffice/4.1.7$Win32 OpenOffice.org_project/417m1$Build-9800</meta:generator>
    <dc:date>2021-11-20T23:24:40.39</dc:date>
    <meta:document-statistic meta:table-count="0" meta:image-count="0" meta:object-count="0" meta:page-count="1" meta:paragraph-count="5" meta:word-count="226" meta:character-count="1325"/>
    <meta:user-defined meta:name="Info 1"/>
    <meta:user-defined meta:name="Info 2"/>
    <meta:user-defined meta:name="Info 3"/>
    <meta:user-defined meta:name="Info 4"/>
  </office:meta>
</office:document-meta>
</file>